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fc7" officeooo:paragraph-rsid="0014f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gnome-screensaver-command -a</text:p>
      <text:p text:style-name="Standard">sudo gnome-screensaver-command -l</text:p>
      <text:p text:style-name="Standard">sudo gnome-screensaver</text:p>
      <text:p text:style-name="Standard">sudo xdg-screensaver lock</text:p>
      <text:p text:style-name="Standard">sudo apt-get install gnome-screensaver</text:p>
      <text:p text:style-name="Standard">sudo gnome-screensaver-command -l</text:p>
      <text:p text:style-name="Standard">sudo gnome-screensaver-command -a</text:p>
      <text:p text:style-name="Standard">gnome-screensaver-command -l</text:p>
      <text:p text:style-name="Standard">sudo gnome-screensaver-command -l</text:p>
      <text:p text:style-name="Standard">apt-get install gnome-tweak-tool</text:p>
      <text:p text:style-name="Standard">sudo apt-get upgrade</text:p>
      <text:p text:style-name="Standard">sudo apt-get update</text:p>
      <text:p text:style-name="Standard">gsettings set org.gnome.desktop.lockdown disable-lock-screen 'false'</text:p>
      <text:p text:style-name="Standard">gnome-screensaver-command -l</text:p>
      <text:p text:style-name="Standard">sys -v</text:p>
      <text:p text:style-name="Standard">aptitude update</text:p>
      <text:p text:style-name="Standard">sudo apt-get update</text:p>
      <text:p text:style-name="Standard">sudo apt-get upgrade</text:p>
      <text:p text:style-name="Standard">sudo apt autoremove</text:p>
      <text:p text:style-name="Standard">sudo apt-get upgrade</text:p>
      <text:p text:style-name="Standard">sudo apt-get update</text:p>
      <text:p text:style-name="Standard">gnome-screensaver-command -l</text:p>
      <text:p text:style-name="Standard">sudo docker-compose up -d</text:p>
      <text:p text:style-name="Standard">sudo docker-compose stop</text:p>
      <text:p text:style-name="Standard">gnome-screensaver-command --lock</text:p>
      <text:p text:style-name="Standard">gnome-screensaver-command -l</text:p>
      <text:p text:style-name="Standard">dm-tool lock</text:p>
      <text:p text:style-name="Standard">apt get dm-tool</text:p>
      <text:p text:style-name="Standard">sudo apt get dm-tool</text:p>
      <text:p text:style-name="Standard">sudo apt-get dm-tool</text:p>
      <text:p text:style-name="Standard">sudo dpkg-reconfigure gdm3</text:p>
      <text:p text:style-name="Standard">service restart</text:p>
      <text:p text:style-name="Standard">gdm.service restart</text:p>
      <text:p text:style-name="Standard">dm-tool list-seats</text:p>
      <text:p text:style-name="Standard">sudo dm-tool list-seats</text:p>
      <text:p text:style-name="P1">ctrl + alt + F1</text:p>
      <text:p text:style-name="Standard">exit</text:p>
      <text:p text:style-name="Standard">reboot</text:p>
      <text:p text:style-name="Standard">login</text:p>
      <text:p text:style-name="Standard">start</text:p>
      <text:p text:style-name="Standard">ls</text:p>
      <text:p text:style-name="Standard">exit</text:p>
      <text:p text:style-name="Standard">dm-tools lock</text:p>
      <text:p text:style-name="Standard">apt-get dm-tools</text:p>
      <text:p text:style-name="Standard">sudo apt install dm-to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3:15:49.386715875</meta:creation-date>
    <dc:date>2020-12-16T13:19:22.235335945</dc:date>
    <meta:editing-duration>PT3M33S</meta:editing-duration>
    <meta:editing-cycles>1</meta:editing-cycles>
    <meta:document-statistic meta:table-count="0" meta:image-count="0" meta:object-count="0" meta:page-count="1" meta:paragraph-count="45" meta:word-count="118" meta:character-count="963" meta:non-whitespace-character-count="891"/>
    <meta:generator>LibreOffice/6.1.5.2$Linux_X86_64 LibreOffice_project/10$Build-2</meta:generator>
  </office:meta>
</office:document-meta>
</file>